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18.228cm"/>
    </style:style>
    <style:style style:name="co4" style:family="table-column">
      <style:table-column-properties fo:break-before="auto" style:column-width="8.968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mutation_5f_info_5f_app2_5f_minimum">
      <style:table-properties table:display="true" style:writing-mode="lr-tb"/>
    </style:style>
    <style:style style:name="ce20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2a60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2a60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tation_info_app2_minimu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7" office:value-type="string" calcext:value-type="string">
            <text:p>File</text:p>
          </table:table-cell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Statement</text:p>
          </table:table-cell>
          <table:table-cell table:style-name="ce7" office:value-type="string" calcext:value-type="string">
            <text:p>Mutation_Operator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LocationEntity.java</text:p>
          </table:table-cell>
          <table:table-cell table:style-name="ce9" office:value-type="float" office:value="67" calcext:value-type="float">
            <text:p>67</text:p>
          </table:table-cell>
          <table:table-cell table:style-name="ce8" office:value-type="string" calcext:value-type="string">
            <text:p>Location.distanceBetween(lastLocation.getLatitude(), lastLocation.getLongitude(), this.getLatitude(), this.getLongitude(), res);</text:p>
          </table:table-cell>
          <table:table-cell table:style-name="ce10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LocationEntity.java</text:p>
          </table:table-cell>
          <table:table-cell table:style-name="ce9" office:value-type="float" office:value="71" calcext:value-type="float">
            <text:p>71</text:p>
          </table:table-cell>
          <table:table-cell table:style-name="ce8" office:value-type="string" calcext:value-type="string">
            <text:p>elapsed += this.getTime() - lastLocation.getTime();</text:p>
          </table:table-cell>
          <table:table-cell table:style-name="ce10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ctivyCleaner.java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Location l = new Location("Dill poh");</text:p>
          </table:table-cell>
          <table:table-cell table:style-name="ce11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ctivyCleaner.java</text:p>
          </table:table-cell>
          <table:table-cell table:style-name="ce9" office:value-type="float" office:value="112" calcext:value-type="float">
            <text:p>112</text:p>
          </table:table-cell>
          <table:table-cell table:style-name="ce8" office:value-type="string" calcext:value-type="string">
            <text:p>double diffDist = l.distanceTo(_lastLocation);</text:p>
          </table:table-cell>
          <table:table-cell table:style-name="ce10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ctivyCleaner.java</text:p>
          </table:table-cell>
          <table:table-cell table:style-name="ce9" office:value-type="float" office:value="116" calcext:value-type="float">
            <text:p>116</text:p>
          </table:table-cell>
          <table:table-cell table:style-name="ce8" office:value-type="string" calcext:value-type="string">
            <text:p>long diffTime = l.getTime() - _lastLocation.getTime();</text:p>
          </table:table-cell>
          <table:table-cell table:style-name="ce10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ctivyCleaner.java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Location l = new Location("Dill poh");</text:p>
          </table:table-cell>
          <table:table-cell table:style-name="ce11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ctivyCleaner.java</text:p>
          </table:table-cell>
          <table:table-cell table:style-name="ce9" office:value-type="float" office:value="264" calcext:value-type="float">
            <text:p>264</text:p>
          </table:table-cell>
          <table:table-cell table:style-name="ce8" office:value-type="string" calcext:value-type="string">
            <text:p>float d1 = p[0].distanceTo(p[1]);</text:p>
          </table:table-cell>
          <table:table-cell table:style-name="ce10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ctivyCleaner.java</text:p>
          </table:table-cell>
          <table:table-cell table:style-name="ce9" office:value-type="float" office:value="265" calcext:value-type="float">
            <text:p>265</text:p>
          </table:table-cell>
          <table:table-cell table:style-name="ce8" office:value-type="string" calcext:value-type="string">
            <text:p>float d2 = p[0].distanceTo(l);</text:p>
          </table:table-cell>
          <table:table-cell table:style-name="ce10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PathSimplifier.java</text:p>
          </table:table-cell>
          <table:table-cell table:style-name="ce9" office:value-type="float" office:value="63" calcext:value-type="float">
            <text:p>63</text:p>
          </table:table-cell>
          <table:table-cell table:style-name="ce8" office:value-type="string" calcext:value-type="string">
            <text:p>return point.getLatitude() * PathSimplifier.MULTIPLIER;</text:p>
          </table:table-cell>
          <table:table-cell table:style-name="ce10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PathSimplifier.java</text:p>
          </table:table-cell>
          <table:table-cell table:style-name="ce9" office:value-type="float" office:value="68" calcext:value-type="float">
            <text:p>68</text:p>
          </table:table-cell>
          <table:table-cell table:style-name="ce8" office:value-type="string" calcext:value-type="string">
            <text:p>return point.getLongitude() * PathSimplifier.MULTIPLIER;</text:p>
          </table:table-cell>
          <table:table-cell table:style-name="ce10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PathSimplifier.java</text:p>
          </table:table-cell>
          <table:table-cell table:style-name="ce9" office:value-type="float" office:value="175" calcext:value-type="float">
            <text:p>175</text:p>
          </table:table-cell>
          <table:table-cell table:style-name="ce8" office:value-type="string" calcext:value-type="string">
            <text:p>Location l = new Location(String.format(Locale.US, "%d", c.getInt(0)));</text:p>
          </table:table-cell>
          <table:table-cell table:style-name="ce11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CX.java</text:p>
          </table:table-cell>
          <table:table-cell table:style-name="ce9" office:value-type="float" office:value="346" calcext:value-type="float">
            <text:p>346</text:p>
          </table:table-cell>
          <table:table-cell table:style-name="ce8" office:value-type="string" calcext:value-type="string">
            <text:p>Location.distanceBetween(last_lat, last_longi, lat, longi, d);</text:p>
          </table:table-cell>
          <table:table-cell table:style-name="ce10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RunnerUpLiveSynchronizer.java</text:p>
          </table:table-cell>
          <table:table-cell table:style-name="ce9" office:value-type="float" office:value="183" calcext:value-type="float">
            <text:p>183</text:p>
          </table:table-cell>
          <table:table-cell table:style-name="ce8" office:value-type="string" calcext:value-type="string">
            <text:p>Location location = workoutInfo.getLastKnownLocation();</text:p>
          </table:table-cell>
          <table:table-cell table:style-name="ce11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ackerGPS.java</text:p>
          </table:table-cell>
          <table:table-cell table:style-name="ce9" office:value-type="float" office:value="64" calcext:value-type="float">
            <text:p>64</text:p>
          </table:table-cell>
          <table:table-cell table:style-name="ce8" office:value-type="string" calcext:value-type="string">
            <text:p>LocationManager lm = (LocationManager) context.getSystemService(Context.LOCATION_SERVICE);</text:p>
          </table:table-cell>
          <table:table-cell table:style-name="ce11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ackerGPS.java</text:p>
          </table:table-cell>
          <table:table-cell table:style-name="ce9" office:value-type="float" office:value="68" calcext:value-type="float">
            <text:p>68</text:p>
          </table:table-cell>
          <table:table-cell table:style-name="ce8" office:value-type="string" calcext:value-type="string">
            <text:p>if (lm.getProvider(LocationManager.GPS_PROVIDER) == null)</text:p>
          </table:table-cell>
          <table:table-cell table:style-name="ce11" office:value-type="string" calcext:value-type="string">
            <text:p>RandomLocationProviderDeviceReplaceme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ackerGPS.java</text:p>
          </table:table-cell>
          <table:table-cell table:style-name="ce9" office:value-type="float" office:value="96" calcext:value-type="float">
            <text:p>96</text:p>
          </table:table-cell>
          <table:table-cell table:style-name="ce8" office:value-type="string" calcext:value-type="string">
            <text:p>LocationManager lm = (LocationManager) context.getSystemService(Context.LOCATION_SERVICE);</text:p>
          </table:table-cell>
          <table:table-cell table:style-name="ce11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ackerGPS.java</text:p>
          </table:table-cell>
          <table:table-cell table:style-name="ce9" office:value-type="float" office:value="101" calcext:value-type="float">
            <text:p>101</text:p>
          </table:table-cell>
          <table:table-cell table:style-name="ce8" office:value-type="string" calcext:value-type="string">
            <text:p>lm.requestLocationUpdates(GPS_PROVIDER, frequency_ms, frequency_meters, tracker);</text:p>
          </table:table-cell>
          <table:table-cell table:style-name="ce11" office:value-type="string" calcext:value-type="string">
            <text:p>RandomLocationProviderDeviceReplaceme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ackerGPS.java</text:p>
          </table:table-cell>
          <table:table-cell table:style-name="ce9" office:value-type="float" office:value="116" calcext:value-type="float">
            <text:p>116</text:p>
          </table:table-cell>
          <table:table-cell table:style-name="ce8" office:value-type="string" calcext:value-type="string">
            <text:p>Location tmp = lm.getLastKnownLocation(s);</text:p>
          </table:table-cell>
          <table:table-cell table:style-name="ce11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ackerGPS.java</text:p>
          </table:table-cell>
          <table:table-cell table:style-name="ce9" office:value-type="float" office:value="116" calcext:value-type="float">
            <text:p>116</text:p>
          </table:table-cell>
          <table:table-cell table:style-name="ce8" office:value-type="string" calcext:value-type="string">
            <text:p>Location tmp = lm.getLastKnownLocation(s);</text:p>
          </table:table-cell>
          <table:table-cell table:style-name="ce11" office:value-type="string" calcext:value-type="string">
            <text:p>RandomLocationProviderDeviceReplaceme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ackerGPS.java</text:p>
          </table:table-cell>
          <table:table-cell table:style-name="ce9" office:value-type="float" office:value="117" calcext:value-type="float">
            <text:p>117</text:p>
          </table:table-cell>
          <table:table-cell table:style-name="ce8" office:value-type="string" calcext:value-type="string">
            <text:p>if (mLastLocation == null || tmp.getTime() &gt; mLastLocation.getTime()) {</text:p>
          </table:table-cell>
          <table:table-cell table:style-name="ce10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ackerGPS.java</text:p>
          </table:table-cell>
          <table:table-cell table:style-name="ce9" office:value-type="float" office:value="146" calcext:value-type="float">
            <text:p>146</text:p>
          </table:table-cell>
          <table:table-cell table:style-name="ce8" office:value-type="string" calcext:value-type="string">
            <text:p>LocationManager lm = (LocationManager) context.getSystemService(Context.LOCATION_SERVICE);</text:p>
          </table:table-cell>
          <table:table-cell table:style-name="ce11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ackerGPS.java</text:p>
          </table:table-cell>
          <table:table-cell table:style-name="ce9" office:value-type="float" office:value="148" calcext:value-type="float">
            <text:p>148</text:p>
          </table:table-cell>
          <table:table-cell table:style-name="ce8" office:value-type="string" calcext:value-type="string">
            <text:p>lm.removeUpdates(tracker);</text:p>
          </table:table-cell>
          <table:table-cell table:style-name="ce10" office:value-type="string" calcext:value-type="string">
            <text:p>DeletionDevice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ackerGPS.java</text:p>
          </table:table-cell>
          <table:table-cell table:style-name="ce9" office:value-type="float" office:value="170" calcext:value-type="float">
            <text:p>170</text:p>
          </table:table-cell>
          <table:table-cell table:style-name="ce8" office:value-type="string" calcext:value-type="string">
            <text:p>location = new Location(mLastLocation);</text:p>
          </table:table-cell>
          <table:table-cell table:style-name="ce11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ackerGPS.java</text:p>
          </table:table-cell>
          <table:table-cell table:style-name="ce9" office:value-type="float" office:value="187" calcext:value-type="float">
            <text:p>187</text:p>
          </table:table-cell>
          <table:table-cell table:style-name="ce8" office:value-type="string" calcext:value-type="string">
            <text:p>handler.postDelayed(this, frequency_ms);</text:p>
          </table:table-cell>
          <table:table-cell table:style-name="ce11" office:value-type="string" calcext:value-type="string">
            <text:p>DeviceVariablesOperator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GpsStatus.java</text:p>
          </table:table-cell>
          <table:table-cell table:style-name="ce9" office:value-type="float" office:value="91" calcext:value-type="float">
            <text:p>91</text:p>
          </table:table-cell>
          <table:table-cell table:style-name="ce8" office:value-type="string" calcext:value-type="string">
            <text:p>LocationManager lm = (LocationManager) context.getSystemService(Context.LOCATION_SERVICE);</text:p>
          </table:table-cell>
          <table:table-cell table:style-name="ce11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GpsStatus.java</text:p>
          </table:table-cell>
          <table:table-cell table:style-name="ce9" office:value-type="float" office:value="93" calcext:value-type="float">
            <text:p>93</text:p>
          </table:table-cell>
          <table:table-cell table:style-name="ce8" office:value-type="string" calcext:value-type="string">
            <text:p>Objects.requireNonNull(lm).requestLocationUpdates(LocationManager.GPS_PROVIDER, 0, 0, this);</text:p>
          </table:table-cell>
          <table:table-cell table:style-name="ce10" office:value-type="string" calcext:value-type="string">
            <text:p>NullReferenceDevice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GpsStatus.java</text:p>
          </table:table-cell>
          <table:table-cell table:style-name="ce9" office:value-type="float" office:value="100" calcext:value-type="float">
            <text:p>100</text:p>
          </table:table-cell>
          <table:table-cell table:style-name="ce8" office:value-type="string" calcext:value-type="string">
            <text:p>mGnssStatusCallback = new GnssStatus.Callback()</text:p>
          </table:table-cell>
          <table:table-cell table:style-name="ce11" office:value-type="string" calcext:value-type="string">
            <text:p>BuggyDeviceCallba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GpsStatus.java</text:p>
          </table:table-cell>
          <table:table-cell table:style-name="ce9" office:value-type="float" office:value="101" calcext:value-type="float">
            <text:p>101</text:p>
          </table:table-cell>
          <table:table-cell table:style-name="ce8" office:value-type="string" calcext:value-type="string">
            <text:p>public void onSatelliteStatusChanged(@NonNull GnssStatus status)</text:p>
          </table:table-cell>
          <table:table-cell table:style-name="ce11" office:value-type="string" calcext:value-type="string">
            <text:p>TrapDeviceCallba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GpsStatus.java</text:p>
          </table:table-cell>
          <table:table-cell table:style-name="ce9" office:value-type="float" office:value="111" calcext:value-type="float">
            <text:p>111</text:p>
          </table:table-cell>
          <table:table-cell table:style-name="ce8" office:value-type="string" calcext:value-type="string">
            <text:p>locationManager.registerGnssStatusCallback(mGnssStatusCallback);</text:p>
          </table:table-cell>
          <table:table-cell table:style-name="ce10" office:value-type="string" calcext:value-type="string">
            <text:p>DeletionDevice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GpsStatus.java</text:p>
          </table:table-cell>
          <table:table-cell table:style-name="ce9" office:value-type="float" office:value="124" calcext:value-type="float">
            <text:p>124</text:p>
          </table:table-cell>
          <table:table-cell table:style-name="ce8" office:value-type="string" calcext:value-type="string">
            <text:p>locationManager.unregisterGnssStatusCallback(mGnssStatusCallback);</text:p>
          </table:table-cell>
          <table:table-cell table:style-name="ce10" office:value-type="string" calcext:value-type="string">
            <text:p>DeletionDevice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GpsStatus.java</text:p>
          </table:table-cell>
          <table:table-cell table:style-name="ce9" office:value-type="float" office:value="130" calcext:value-type="float">
            <text:p>130</text:p>
          </table:table-cell>
          <table:table-cell table:style-name="ce8" office:value-type="string" calcext:value-type="string">
            <text:p>locationManager.removeUpdates(this);</text:p>
          </table:table-cell>
          <table:table-cell table:style-name="ce10" office:value-type="string" calcext:value-type="string">
            <text:p>DeletionDevice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GpsStatus.java</text:p>
          </table:table-cell>
          <table:table-cell table:style-name="ce9" office:value-type="float" office:value="175" calcext:value-type="float">
            <text:p>175</text:p>
          </table:table-cell>
          <table:table-cell table:style-name="ce8" office:value-type="string" calcext:value-type="string">
            <text:p>if (status == LocationProvider.OUT_OF_SERVICE <text:s/>|| status == LocationProvider.TEMPORARILY_UNAVAILABLE)</text:p>
          </table:table-cell>
          <table:table-cell table:style-name="ce11" office:value-type="string" calcext:value-type="string">
            <text:p>RandomLocationProviderDeviceReplaceme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GpsStatus.java</text:p>
          </table:table-cell>
          <table:table-cell table:style-name="ce9" office:value-type="float" office:value="244" calcext:value-type="float">
            <text:p>244</text:p>
          </table:table-cell>
          <table:table-cell table:style-name="ce8" office:value-type="string" calcext:value-type="string">
            <text:p>LocationManager lm = (LocationManager) context.getSystemService(Context.LOCATION_SERVICE);</text:p>
          </table:table-cell>
          <table:table-cell table:style-name="ce11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GpsStatus.java</text:p>
          </table:table-cell>
          <table:table-cell table:style-name="ce9" office:value-type="float" office:value="246" calcext:value-type="float">
            <text:p>246</text:p>
          </table:table-cell>
          <table:table-cell table:style-name="ce8" office:value-type="string" calcext:value-type="string">
            <text:p>return Objects.requireNonNull(lm).isProviderEnabled(LocationManager.GPS_PROVIDER);</text:p>
          </table:table-cell>
          <table:table-cell table:style-name="ce11" office:value-type="string" calcext:value-type="string">
            <text:p>RandomLocationProviderDeviceReplaceme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GpsStatus.java</text:p>
          </table:table-cell>
          <table:table-cell table:style-name="ce9" office:value-type="float" office:value="246" calcext:value-type="float">
            <text:p>246</text:p>
          </table:table-cell>
          <table:table-cell table:style-name="ce8" office:value-type="string" calcext:value-type="string">
            <text:p>return Objects.requireNonNull(lm).isProviderEnabled(LocationManager.GPS_PROVIDER);</text:p>
          </table:table-cell>
          <table:table-cell table:style-name="ce11" office:value-type="string" calcext:value-type="string">
            <text:p>SwitchConditionalDeviceMetho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LocationListenerBase.java</text:p>
          </table:table-cell>
          <table:table-cell table:style-name="ce9" office:value-type="float" office:value="51" calcext:value-type="float">
            <text:p>51</text:p>
          </table:table-cell>
          <table:table-cell table:style-name="ce8" office:value-type="string" calcext:value-type="string">
            <text:p>public void onLocationChanged(@NonNull Location arg0)</text:p>
          </table:table-cell>
          <table:table-cell table:style-name="ce11" office:value-type="string" calcext:value-type="string">
            <text:p>TrapDeviceCallba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LocationListenerBase.java</text:p>
          </table:table-cell>
          <table:table-cell table:style-name="ce9" office:value-type="float" office:value="60" calcext:value-type="float">
            <text:p>60</text:p>
          </table:table-cell>
          <table:table-cell table:style-name="ce8" office:value-type="string" calcext:value-type="string">
            <text:p>public void onProviderDisabled(@NonNull String provider)</text:p>
          </table:table-cell>
          <table:table-cell table:style-name="ce11" office:value-type="string" calcext:value-type="string">
            <text:p>TrapDeviceCallba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LocationListenerBase.java</text:p>
          </table:table-cell>
          <table:table-cell table:style-name="ce9" office:value-type="float" office:value="69" calcext:value-type="float">
            <text:p>69</text:p>
          </table:table-cell>
          <table:table-cell table:style-name="ce8" office:value-type="string" calcext:value-type="string">
            <text:p>public void onProviderEnabled(@NonNull String provider)</text:p>
          </table:table-cell>
          <table:table-cell table:style-name="ce11" office:value-type="string" calcext:value-type="string">
            <text:p>TrapDeviceCallba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LocationListenerBase.java</text:p>
          </table:table-cell>
          <table:table-cell table:style-name="ce9" office:value-type="float" office:value="78" calcext:value-type="float">
            <text:p>78</text:p>
          </table:table-cell>
          <table:table-cell table:style-name="ce8" office:value-type="string" calcext:value-type="string">
            <text:p><text:s/>public void onStatusChanged(String provider, int status, Bundle extras)</text:p>
          </table:table-cell>
          <table:table-cell table:style-name="ce11" office:value-type="string" calcext:value-type="string">
            <text:p>TrapDeviceCallba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acker.java</text:p>
          </table:table-cell>
          <table:table-cell table:style-name="ce9" office:value-type="float" office:value="626" calcext:value-type="float">
            <text:p>626</text:p>
          </table:table-cell>
          <table:table-cell table:style-name="ce8" office:value-type="string" calcext:value-type="string">
            <text:p>public void onLocationChanged(@NonNull Location arg0)</text:p>
          </table:table-cell>
          <table:table-cell table:style-name="ce11" office:value-type="string" calcext:value-type="string">
            <text:p>TrapDeviceCallba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acker.java</text:p>
          </table:table-cell>
          <table:table-cell table:style-name="ce9" office:value-type="float" office:value="647" calcext:value-type="float">
            <text:p>647</text:p>
          </table:table-cell>
          <table:table-cell table:style-name="ce8" office:value-type="string" calcext:value-type="string">
            <text:p>double distDiff = arg0.distanceTo(mLastLocation);</text:p>
          </table:table-cell>
          <table:table-cell table:style-name="ce10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acker.java</text:p>
          </table:table-cell>
          <table:table-cell table:style-name="ce9" office:value-type="float" office:value="650" calcext:value-type="float">
            <text:p>650</text:p>
          </table:table-cell>
          <table:table-cell table:style-name="ce8" office:value-type="string" calcext:value-type="string">
            <text:p>float speed = arg0.getSpeed();</text:p>
          </table:table-cell>
          <table:table-cell table:style-name="ce10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acker.java</text:p>
          </table:table-cell>
          <table:table-cell table:style-name="ce9" office:value-type="float" office:value="713" calcext:value-type="float">
            <text:p>713</text:p>
          </table:table-cell>
          <table:table-cell table:style-name="ce8" office:value-type="string" calcext:value-type="string">
            <text:p>public void onProviderDisabled(@NonNull String arg0)</text:p>
          </table:table-cell>
          <table:table-cell table:style-name="ce11" office:value-type="string" calcext:value-type="string">
            <text:p>TrapDeviceCallba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acker.java</text:p>
          </table:table-cell>
          <table:table-cell table:style-name="ce9" office:value-type="float" office:value="717" calcext:value-type="float">
            <text:p>717</text:p>
          </table:table-cell>
          <table:table-cell table:style-name="ce8" office:value-type="string" calcext:value-type="string">
            <text:p>public void onProviderEnabled(@NonNull String arg0)</text:p>
          </table:table-cell>
          <table:table-cell table:style-name="ce11" office:value-type="string" calcext:value-type="string">
            <text:p>TrapDeviceCallba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acker.java</text:p>
          </table:table-cell>
          <table:table-cell table:style-name="ce9" office:value-type="float" office:value="721" calcext:value-type="float">
            <text:p>721</text:p>
          </table:table-cell>
          <table:table-cell table:style-name="ce8" office:value-type="string" calcext:value-type="string">
            <text:p>public void onStatusChanged(String arg0, int arg1, Bundle arg2)</text:p>
          </table:table-cell>
          <table:table-cell table:style-name="ce11" office:value-type="string" calcext:value-type="string">
            <text:p>TrapDeviceCallba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RunActivity.java</text:p>
          </table:table-cell>
          <table:table-cell table:style-name="ce9" office:value-type="float" office:value="280" calcext:value-type="float">
            <text:p>280</text:p>
          </table:table-cell>
          <table:table-cell table:style-name="ce8" office:value-type="string" calcext:value-type="string">
            <text:p>Location l2 = mTracker.getLastKnownLocation();</text:p>
          </table:table-cell>
          <table:table-cell table:style-name="ce11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tartActivity</text:p>
          </table:table-cell>
          <table:table-cell table:style-name="ce9" office:value-type="float" office:value="967" calcext:value-type="float">
            <text:p>967</text:p>
          </table:table-cell>
          <table:table-cell table:style-name="ce8" office:value-type="string" calcext:value-type="string">
            <text:p>return l.getAccuracy();</text:p>
          </table:table-cell>
          <table:table-cell table:style-name="ce10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tartActivity</text:p>
          </table:table-cell>
          <table:table-cell table:style-name="ce9" office:value-type="float" office:value="988" calcext:value-type="float">
            <text:p>988</text:p>
          </table:table-cell>
          <table:table-cell table:style-name="ce8" office:value-type="string" calcext:value-type="string">
            <text:p>Location l = mTracker.getLastKnownLocation();</text:p>
          </table:table-cell>
          <table:table-cell table:style-name="ce11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StartActivity</text:p>
          </table:table-cell>
          <table:table-cell table:style-name="ce9" office:value-type="float" office:value="991" calcext:value-type="float">
            <text:p>991</text:p>
          </table:table-cell>
          <table:table-cell table:style-name="ce8" office:value-type="string" calcext:value-type="string">
            <text:p>res += String.format(Locale.getDefault(), " [%1$s, %2$s/%3$s/s, %4$.1f/%5$.1f deg]",</text:p>
            <text:p>                            formatter.formatElevation(Formatter.Format.TXT_LONG, l.getVerticalAccuracyMeters()),</text:p>
            <text:p>                            formatter.formatElevation(Formatter.Format.TXT_SHORT, l.getSpeed()),</text:p>
            <text:p>                            formatter.formatElevation(Formatter.Format.TXT_LONG, l.getSpeedAccuracyMetersPerSecond()),</text:p>
            <text:p>                            l.getBearing(), l.getBearingAccuracyDegrees());</text:p>
          </table:table-cell>
          <table:table-cell table:style-name="ce10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utoPauseTrigger.java</text:p>
          </table:table-cell>
          <table:table-cell table:style-name="ce9" office:value-type="float" office:value="52" calcext:value-type="float">
            <text:p>52</text:p>
          </table:table-cell>
          <table:table-cell table:style-name="ce8" office:value-type="string" calcext:value-type="string">
            <text:p>Location lastLocation = workout.getLastKnownLocation();</text:p>
          </table:table-cell>
          <table:table-cell table:style-name="ce11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utoPauseTrigger.java</text:p>
          </table:table-cell>
          <table:table-cell table:style-name="ce9" office:value-type="float" office:value="54" calcext:value-type="float">
            <text:p>54</text:p>
          </table:table-cell>
          <table:table-cell table:style-name="ce8" office:value-type="string" calcext:value-type="string">
            <text:p>long lastTime = lastLocation.getElapsedRealtimeNanos();</text:p>
          </table:table-cell>
          <table:table-cell table:style-name="ce10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2:14:23.838907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_5f_statistics" style:display-name="PageStyle_general_statist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tation_5f_info_5f_app1_5f_minimum" style:display-name="PageStyle_mutation_info_app1_minim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tation_5f_info_5f_app2_5f_minimum" style:display-name="PageStyle_mutation_info_app2_minim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c_5f_per_5f_ops_5f_app1" style:display-name="PageStyle_statistic_per_ops_ap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op" style:display-name="PageStyle_haz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op_5f_description" style:display-name="PageStyle_hazop_descri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ronym" style:display-name="PageStyle_acrony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4-15T12:14:34.130824476</dc:date>
    <meta:editing-duration>PT4M26S</meta:editing-duration>
    <meta:editing-cycles>2</meta:editing-cycles>
    <meta:document-statistic meta:table-count="1" meta:cell-count="208" meta:object-count="0"/>
  </office:meta>
</office:document-meta>
</file>